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eb8" officeooo:paragraph-rsid="000c5eb8"/>
    </style:style>
    <style:style style:name="P2" style:family="paragraph" style:parent-style-name="Standard">
      <style:text-properties officeooo:rsid="000c6416" officeooo:paragraph-rsid="000c6416"/>
    </style:style>
    <style:style style:name="T1" style:family="text">
      <style:text-properties officeooo:rsid="000c6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O programmer</text:p>
      <text:p text:style-name="P1"/>
      <text:p text:style-name="P1">User selects device in the “UNO_programmer.h” header file.</text:p>
      <text:p text:style-name="P1"/>
      <text:p text:style-name="P1">Program identifies the device checks it is the same as the one selected and prints its type on the screen.</text:p>
      <text:p text:style-name="P1"/>
      <text:p text:style-name="P1">User prompt:<text:tab/>Run autocal routine?</text:p>
      <text:p text:style-name="P1">If No skip <text:span text:style-name="T1">to next user prompt</text:span></text:p>
      <text:p text:style-name="P1"/>
      <text:p text:style-name="P1">If yes User confirms device type.</text:p>
      <text:p text:style-name="P2">Auto cal runs and uses device type to save cal bytes correctly.</text:p>
      <text:p text:style-name="P2"/>
      <text:p text:style-name="P2">User prompt:</text:p>
      <text:p text:style-name="P2">Program flash or eeprom?</text:p>
      <text:p text:style-name="P2">If eeprom call “prog_eeprom” and quit.</text:p>
      <text:p text:style-name="P2">If flash request hex file</text:p>
      <text:p text:style-name="P2">Then request text file</text:p>
      <text:p text:style-name="P2">Then automatically run hex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08:51:48.200000000</meta:creation-date>
    <meta:generator>LibreOffice/6.2.8.2$Windows_X86_64 LibreOffice_project/f82ddfca21ebc1e222a662a32b25c0c9d20169ee</meta:generator>
    <dc:date>2020-08-04T09:02:30.546000000</dc:date>
    <meta:editing-duration>PT10M48S</meta:editing-duration>
    <meta:editing-cycles>2</meta:editing-cycles>
    <meta:document-statistic meta:table-count="0" meta:image-count="0" meta:object-count="0" meta:page-count="1" meta:paragraph-count="13" meta:word-count="86" meta:character-count="490" meta:non-whitespace-character-count="417"/>
  </office:meta>
</office:document-meta>
</file>